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16-02-05" calcext:value-type="date">
            <text:p>16年2月5日</text:p>
          </table:table-cell>
          <table:table-cell office:value-type="string" calcext:value-type="string">
            <text:p>DOING</text:p>
          </table:table-cell>
          <table:table-cell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5" calcext:value-type="date">
            <text:p>16年2月5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00／00／00</text:date>, <text:time style:data-style-name="N2" text:time-value="11:35:36.836003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2</meta:editing-cycles>
    <meta:generator>LibreOffice/4.2.8.2$Linux_X86_64 LibreOffice_project/420m0$Build-2</meta:generator>
    <dc:date>2016-02-02T15:04:21.958468563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